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Segoe UI Symbo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fo:text-align="center" fo:margin-bottom="0.175in" fo:margin-left="-0.0034in" fo:margin-right="0in">
        <style:tab-stops/>
      </style:paragraph-properties>
    </style:style>
    <style:style style:name="T2" style:parent-style-name="Fuentedepárrafopredeter." style:family="text">
      <style:text-properties fo:font-weight="bold" style:font-weight-asian="bold"/>
    </style:style>
    <style:style style:name="P3" style:parent-style-name="Normal" style:family="paragraph">
      <style:paragraph-properties fo:margin-left="-0.0034in" fo:margin-right="0in">
        <style:tab-stops/>
      </style:paragraph-properties>
    </style:style>
    <style:style style:name="P4" style:parent-style-name="Normal" style:family="paragraph">
      <style:paragraph-properties fo:margin-left="-0.0034in" fo:margin-right="0in">
        <style:tab-stops/>
      </style:paragraph-properties>
    </style:style>
    <style:style style:name="P5" style:parent-style-name="Normal" style:family="paragraph">
      <style:paragraph-properties fo:margin-bottom="0.1722in" fo:margin-left="0.4881in" fo:margin-right="0in">
        <style:tab-stops/>
      </style:paragraph-properties>
    </style:style>
    <style:style style:name="T6" style:parent-style-name="Fuentedepárrafopredeter." style:family="text">
      <style:text-properties fo:font-style="italic" style:font-style-asian="italic"/>
    </style:style>
    <style:style style:name="P7" style:parent-style-name="Normal" style:family="paragraph">
      <style:paragraph-properties fo:margin-bottom="0.1722in" fo:margin-left="0.4881in" fo:margin-right="0in">
        <style:tab-stops/>
      </style:paragraph-properties>
    </style:style>
    <style:style style:name="T8" style:parent-style-name="Fuentedepárrafopredeter." style:family="text">
      <style:text-properties fo:font-style="italic" style:font-style-asian="italic"/>
    </style:style>
    <style:style style:name="T9" style:parent-style-name="Fuentedepárrafopredeter." style:family="text">
      <style:text-properties fo:font-style="italic" style:font-style-asian="italic"/>
    </style:style>
    <style:style style:name="T10" style:parent-style-name="Fuentedepárrafopredeter." style:family="text">
      <style:text-properties fo:font-style="italic" style:font-style-asian="italic"/>
    </style:style>
    <style:style style:name="P11" style:parent-style-name="Normal" style:family="paragraph">
      <style:paragraph-properties fo:margin-left="-0.0034in" fo:margin-right="0in">
        <style:tab-stops/>
      </style:paragraph-properties>
    </style:style>
    <style:style style:name="P12" style:parent-style-name="Normal" style:family="paragraph">
      <style:paragraph-properties fo:margin-left="-0.0034in" fo:margin-right="0in">
        <style:tab-stops/>
      </style:paragraph-properties>
    </style:style>
    <style:style style:name="P13" style:parent-style-name="Normal" style:family="paragraph">
      <style:paragraph-properties fo:text-align="start" fo:margin-bottom="0.175in" fo:margin-left="-0.0034in" fo:margin-right="0in">
        <style:tab-stops/>
      </style:paragraph-properties>
    </style:style>
    <style:style style:name="T14" style:parent-style-name="Fuentedepárrafopredeter." style:family="text">
      <style:text-properties fo:font-weight="bold" style:font-weight-asian="bold"/>
    </style:style>
    <style:style style:name="P15" style:parent-style-name="Normal" style:family="paragraph">
      <style:paragraph-properties fo:margin-left="-0.0034in" fo:margin-right="0in">
        <style:tab-stops/>
      </style:paragraph-properties>
    </style:style>
    <style:style style:name="P16" style:parent-style-name="Normal" style:family="paragraph">
      <style:paragraph-properties fo:margin-left="-0.0034in" fo:margin-right="0in">
        <style:tab-stops/>
      </style:paragraph-properties>
    </style:style>
    <style:style style:name="T17" style:parent-style-name="Fuentedepárrafopredeter." style:family="text">
      <style:text-properties fo:font-weight="bold" style:font-weight-asian="bold"/>
    </style:style>
    <style:style style:name="P18" style:parent-style-name="Normal" style:family="paragraph">
      <style:paragraph-properties fo:margin-left="-0.0034in" fo:margin-right="0in">
        <style:tab-stops/>
      </style:paragraph-properties>
    </style:style>
    <style:style style:name="T19" style:parent-style-name="Fuentedepárrafopredeter." style:family="text">
      <style:text-properties fo:font-weight="bold" style:font-weight-asian="bold"/>
    </style:style>
    <style:style style:name="P20" style:parent-style-name="Normal" style:family="paragraph">
      <style:paragraph-properties fo:margin-left="-0.0034in" fo:margin-right="0in">
        <style:tab-stops/>
      </style:paragraph-properties>
    </style:style>
    <style:style style:name="T21" style:parent-style-name="Fuentedepárrafopredeter." style:family="text">
      <style:text-properties fo:font-weight="bold" style:font-weight-asian="bold"/>
    </style:style>
    <style:style style:name="P22" style:parent-style-name="Normal" style:family="paragraph">
      <style:paragraph-properties fo:text-align="start" fo:margin-bottom="0.175in" fo:margin-left="-0.0034in" fo:margin-right="0in">
        <style:tab-stops/>
      </style:paragraph-properties>
    </style:style>
    <style:style style:name="T23" style:parent-style-name="Fuentedepárrafopredeter." style:family="text">
      <style:text-properties fo:font-weight="bold" style:font-weight-asian="bold"/>
    </style:style>
    <style:style style:name="P24" style:parent-style-name="Normal" style:family="paragraph">
      <style:paragraph-properties fo:margin-left="-0.0034in" fo:margin-right="0in">
        <style:tab-stops/>
      </style:paragraph-properties>
    </style:style>
    <style:style style:name="T25" style:parent-style-name="Fuentedepárrafopredeter." style:family="text">
      <style:text-properties fo:font-weight="bold" style:font-weight-asian="bold"/>
    </style:style>
    <style:style style:name="P26" style:parent-style-name="Normal" style:family="paragraph">
      <style:paragraph-properties fo:text-align="start" fo:margin-bottom="0.175in" fo:margin-left="-0.0034in" fo:margin-right="0in">
        <style:tab-stops/>
      </style:paragraph-properties>
    </style:style>
    <style:style style:name="T27" style:parent-style-name="Fuentedepárrafopredeter." style:family="text">
      <style:text-properties fo:font-weight="bold" style:font-weight-asian="bold"/>
    </style:style>
    <style:style style:name="P28" style:parent-style-name="Normal" style:family="paragraph">
      <style:paragraph-properties fo:margin-left="-0.0034in" fo:margin-right="0in">
        <style:tab-stops/>
      </style:paragraph-properties>
    </style:style>
    <style:style style:name="P29" style:parent-style-name="Normal" style:family="paragraph">
      <style:paragraph-properties fo:margin-left="-0.0034in" fo:margin-right="0in">
        <style:tab-stops/>
      </style:paragraph-properties>
    </style:style>
    <style:style style:name="P30" style:parent-style-name="Normal" style:family="paragraph">
      <style:paragraph-properties fo:text-align="start" fo:margin-bottom="0.175in" fo:margin-left="-0.0034in" fo:margin-right="0in">
        <style:tab-stops/>
      </style:paragraph-properties>
    </style:style>
    <style:style style:name="T31" style:parent-style-name="Fuentedepárrafopredeter." style:family="text">
      <style:text-properties fo:font-weight="bold" style:font-weight-asian="bold"/>
    </style:style>
    <style:style style:name="P32" style:parent-style-name="Normal" style:family="paragraph">
      <style:paragraph-properties fo:margin-left="-0.0034in" fo:margin-right="0in">
        <style:tab-stops/>
      </style:paragraph-properties>
    </style:style>
    <style:style style:name="T33" style:parent-style-name="Fuentedepárrafopredeter." style:family="text">
      <style:text-properties fo:color="#FF0000"/>
    </style:style>
    <style:style style:name="P34" style:parent-style-name="Normal" style:family="paragraph">
      <style:paragraph-properties fo:margin-left="-0.0034in" fo:margin-right="0in">
        <style:tab-stops/>
      </style:paragraph-properties>
    </style:style>
    <style:style style:name="T35" style:parent-style-name="Fuentedepárrafopredeter." style:family="text">
      <style:text-properties fo:color="#FF0000"/>
    </style:style>
    <style:style style:name="P36" style:parent-style-name="Normal" style:family="paragraph">
      <style:paragraph-properties fo:text-align="start" fo:margin-bottom="0.175in" fo:margin-left="-0.0034in" fo:margin-right="0in">
        <style:tab-stops/>
      </style:paragraph-properties>
    </style:style>
    <style:style style:name="T37" style:parent-style-name="Fuentedepárrafopredeter." style:family="text">
      <style:text-properties fo:font-weight="bold" style:font-weight-asian="bold"/>
    </style:style>
    <style:style style:name="P38" style:parent-style-name="Normal" style:family="paragraph">
      <style:paragraph-properties fo:margin-left="-0.0034in" fo:margin-right="0in">
        <style:tab-stops/>
      </style:paragraph-properties>
    </style:style>
    <style:style style:name="P39" style:parent-style-name="Normal" style:family="paragraph">
      <style:paragraph-properties fo:margin-left="-0.0034in" fo:margin-right="0in">
        <style:tab-stops/>
      </style:paragraph-properties>
    </style:style>
    <style:style style:name="P40" style:parent-style-name="Normal" style:family="paragraph">
      <style:paragraph-properties fo:margin-left="-0.0034in" fo:margin-right="0in">
        <style:tab-stops/>
      </style:paragraph-properties>
    </style:style>
    <style:style style:name="P41" style:parent-style-name="Normal" style:family="paragraph">
      <style:paragraph-properties fo:text-align="start" fo:margin-bottom="0.175in" fo:margin-left="-0.0034in" fo:margin-right="0in">
        <style:tab-stops/>
      </style:paragraph-properties>
    </style:style>
    <style:style style:name="T42" style:parent-style-name="Fuentedepárrafopredeter." style:family="text">
      <style:text-properties fo:font-weight="bold" style:font-weight-asian="bold"/>
    </style:style>
    <style:style style:name="P43" style:parent-style-name="Normal" style:family="paragraph">
      <style:paragraph-properties fo:margin-left="-0.0034in" fo:margin-right="0in">
        <style:tab-stops/>
      </style:paragraph-properties>
    </style:style>
    <style:style style:name="P44" style:parent-style-name="Normal" style:family="paragraph">
      <style:paragraph-properties fo:margin-left="-0.0034in" fo:margin-right="0in">
        <style:tab-stops/>
      </style:paragraph-properties>
    </style:style>
    <style:style style:name="P45" style:parent-style-name="Normal" style:family="paragraph">
      <style:paragraph-properties fo:margin-left="-0.0034in" fo:margin-right="0in">
        <style:tab-stops/>
      </style:paragraph-properties>
    </style:style>
    <style:style style:name="P46" style:parent-style-name="Normal" style:list-style-name="LFO1" style:family="paragraph">
      <style:paragraph-properties fo:margin-bottom="0.0027in" fo:margin-right="0in" fo:text-indent="-0.25in"/>
    </style:style>
    <style:style style:name="P47" style:parent-style-name="Normal" style:list-style-name="LFO1" style:family="paragraph">
      <style:paragraph-properties fo:margin-bottom="0.0048in" fo:margin-right="0in" fo:text-indent="-0.25in"/>
    </style:style>
    <style:style style:name="P48" style:parent-style-name="Normal" style:list-style-name="LFO1" style:family="paragraph">
      <style:paragraph-properties fo:margin-right="0in" fo:text-indent="-0.25in"/>
    </style:style>
    <style:style style:name="P49" style:parent-style-name="Normal" style:list-style-name="LFO1" style:family="paragraph">
      <style:paragraph-properties fo:margin-bottom="0in" fo:margin-right="0in" fo:text-indent="-0.25in"/>
    </style:style>
    <style:style style:name="P50" style:parent-style-name="Normal" style:list-style-name="LFO1" style:family="paragraph">
      <style:paragraph-properties fo:margin-bottom="0.0048in" fo:margin-right="0in" fo:text-indent="-0.25in"/>
    </style:style>
    <style:style style:name="P51" style:parent-style-name="Normal" style:list-style-name="LFO1" style:family="paragraph">
      <style:paragraph-properties fo:margin-bottom="0in" fo:margin-right="0in" fo:text-indent="-0.25in"/>
    </style:style>
    <style:style style:name="P52" style:parent-style-name="Normal" style:list-style-name="LFO1" style:family="paragraph">
      <style:paragraph-properties fo:margin-bottom="0.127in" fo:line-height="137%" fo:margin-right="0in" fo:text-indent="-0.25in"/>
    </style:style>
    <style:style style:name="T53" style:parent-style-name="Fuentedepárrafopredeter." style:family="text">
      <style:text-properties fo:font-weight="bold" style:font-weight-asian="bold"/>
    </style:style>
    <style:style style:name="P54" style:parent-style-name="Normal" style:family="paragraph">
      <style:paragraph-properties fo:margin-left="-0.0034in" fo:margin-right="0in">
        <style:tab-stops/>
      </style:paragraph-properties>
    </style:style>
    <style:style style:name="P55" style:parent-style-name="Normal" style:family="paragraph">
      <style:paragraph-properties fo:margin-left="-0.0034in" fo:margin-right="0in">
        <style:tab-stops/>
      </style:paragraph-properties>
    </style:style>
    <style:style style:name="P56" style:parent-style-name="Normal" style:family="paragraph">
      <style:paragraph-properties fo:margin-left="-0.0034in" fo:margin-right="0in">
        <style:tab-stops/>
      </style:paragraph-properties>
    </style:style>
    <style:style style:name="P57" style:parent-style-name="Normal" style:family="paragraph">
      <style:paragraph-properties fo:text-align="start" fo:margin-bottom="0.175in" fo:margin-left="-0.0034in" fo:margin-right="0in">
        <style:tab-stops/>
      </style:paragraph-properties>
    </style:style>
    <style:style style:name="T58" style:parent-style-name="Fuentedepárrafopredeter." style:family="text">
      <style:text-properties fo:font-weight="bold" style:font-weight-asian="bold"/>
    </style:style>
    <style:style style:name="P59" style:parent-style-name="Normal" style:family="paragraph">
      <style:paragraph-properties fo:margin-left="-0.0034in" fo:margin-right="0in">
        <style:tab-stops/>
      </style:paragraph-properties>
    </style:style>
    <style:style style:name="P60" style:parent-style-name="Normal" style:family="paragraph">
      <style:paragraph-properties fo:text-align="start" fo:margin-bottom="0.175in" fo:margin-left="-0.0034in" fo:margin-right="0in">
        <style:tab-stops/>
      </style:paragraph-properties>
    </style:style>
    <style:style style:name="T61" style:parent-style-name="Fuentedepárrafopredeter." style:family="text">
      <style:text-properties fo:font-weight="bold" style:font-weight-asian="bold"/>
    </style:style>
    <style:style style:name="P62" style:parent-style-name="Normal" style:family="paragraph">
      <style:paragraph-properties fo:margin-left="-0.0034in" fo:margin-right="0in">
        <style:tab-stops/>
      </style:paragraph-properties>
    </style:style>
    <style:style style:name="P63" style:parent-style-name="Normal" style:family="paragraph">
      <style:paragraph-properties fo:margin-bottom="0in" fo:margin-left="0.1416in" fo:margin-right="0in">
        <style:tab-stops/>
      </style:paragraph-properties>
    </style:style>
    <style:style style:name="P64" style:parent-style-name="Normal" style:family="paragraph">
      <style:paragraph-properties fo:margin-bottom="0in" fo:margin-left="0.1416in" fo:margin-right="0in">
        <style:tab-stops/>
      </style:paragraph-properties>
    </style:style>
    <style:style style:name="P65" style:parent-style-name="Normal" style:family="paragraph">
      <style:paragraph-properties fo:margin-bottom="0in" fo:margin-left="0.5in" fo:margin-right="0in" fo:text-indent="-0.3652in">
        <style:tab-stops/>
      </style:paragraph-properties>
    </style:style>
    <style:style style:name="P66" style:parent-style-name="Normal" style:family="paragraph">
      <style:paragraph-properties fo:margin-bottom="0in" fo:margin-left="0.5in" fo:margin-right="0in" fo:text-indent="-0.3652in">
        <style:tab-stops/>
      </style:paragraph-properties>
    </style:style>
    <style:style style:name="P67" style:parent-style-name="Normal" style:family="paragraph">
      <style:paragraph-properties fo:margin-bottom="0.1041in" fo:margin-left="0.5in" fo:margin-right="0in" fo:text-indent="-0.3652in">
        <style:tab-stops/>
      </style:paragraph-properties>
    </style:style>
    <style:style style:name="P68" style:parent-style-name="Normal" style:family="paragraph">
      <style:paragraph-properties fo:margin-left="-0.0034in" fo:margin-right="0in">
        <style:tab-stops/>
      </style:paragraph-properties>
    </style:style>
    <style:style style:name="P69" style:parent-style-name="Normal" style:family="paragraph">
      <style:paragraph-properties fo:margin-left="-0.0034in" fo:margin-right="0in">
        <style:tab-stops/>
      </style:paragraph-properties>
    </style:style>
    <style:style style:name="P70" style:parent-style-name="Normal" style:family="paragraph">
      <style:paragraph-properties fo:text-align="start" fo:margin-bottom="0.175in" fo:margin-left="-0.0034in" fo:margin-right="0in">
        <style:tab-stops/>
      </style:paragraph-properties>
    </style:style>
    <style:style style:name="T71" style:parent-style-name="Fuentedepárrafopredeter." style:family="text">
      <style:text-properties fo:font-weight="bold" style:font-weight-asian="bold"/>
    </style:style>
    <style:style style:name="P72" style:parent-style-name="Normal" style:family="paragraph">
      <style:paragraph-properties fo:margin-left="-0.0034in" fo:margin-right="0in">
        <style:tab-stops/>
      </style:paragraph-properties>
    </style:style>
    <style:style style:name="P73" style:parent-style-name="Normal" style:family="paragraph">
      <style:paragraph-properties fo:margin-left="-0.0034in" fo:margin-right="0in">
        <style:tab-stops/>
      </style:paragraph-properties>
    </style:style>
    <style:style style:name="P74" style:parent-style-name="Normal" style:family="paragraph">
      <style:paragraph-properties fo:margin-left="-0.0034in" fo:margin-right="0in">
        <style:tab-stops/>
      </style:paragraph-properties>
    </style:style>
    <style:style style:name="P75" style:parent-style-name="Normal" style:family="paragraph">
      <style:paragraph-properties fo:margin-left="-0.0034in" fo:margin-right="0in">
        <style:tab-stops/>
      </style:paragraph-properties>
    </style:style>
    <style:style style:name="P76" style:parent-style-name="Normal" style:family="paragraph">
      <style:paragraph-properties fo:text-align="start" fo:margin-bottom="0.175in" fo:margin-left="-0.0034in" fo:margin-right="0in">
        <style:tab-stops/>
      </style:paragraph-properties>
    </style:style>
    <style:style style:name="T77" style:parent-style-name="Fuentedepárrafopredeter." style:family="text">
      <style:text-properties fo:font-weight="bold" style:font-weight-asian="bold"/>
    </style:style>
    <style:style style:name="P78" style:parent-style-name="Normal" style:family="paragraph">
      <style:paragraph-properties fo:margin-left="-0.0034in" fo:margin-right="0in">
        <style:tab-stops/>
      </style:paragraph-properties>
    </style:style>
    <style:style style:name="P79" style:parent-style-name="Normal" style:family="paragraph">
      <style:paragraph-properties fo:margin-bottom="0in" fo:margin-left="0.5in" fo:margin-right="0in" fo:text-indent="-0.3652in">
        <style:tab-stops/>
      </style:paragraph-properties>
    </style:style>
    <style:style style:name="P80" style:parent-style-name="Normal" style:family="paragraph">
      <style:paragraph-properties fo:margin-bottom="0in" fo:margin-left="0.5in" fo:margin-right="0in" fo:text-indent="-0.3652in">
        <style:tab-stops/>
      </style:paragraph-properties>
    </style:style>
    <style:style style:name="P81" style:parent-style-name="Normal" style:family="paragraph">
      <style:paragraph-properties fo:margin-bottom="0.1048in" fo:margin-left="0.5in" fo:margin-right="0in" fo:text-indent="-0.3652in">
        <style:tab-stops/>
      </style:paragraph-properties>
    </style:style>
    <style:style style:name="P82" style:parent-style-name="Normal" style:family="paragraph">
      <style:paragraph-properties fo:margin-left="-0.0034in" fo:margin-right="0in">
        <style:tab-stops/>
      </style:paragraph-properties>
    </style:style>
    <style:style style:name="P83" style:parent-style-name="Normal" style:family="paragraph">
      <style:paragraph-properties fo:text-align="start" fo:margin-bottom="0.175in" fo:margin-left="-0.0034in" fo:margin-right="0in">
        <style:tab-stops/>
      </style:paragraph-properties>
    </style:style>
    <style:style style:name="T84" style:parent-style-name="Fuentedepárrafopredeter." style:family="text">
      <style:text-properties fo:font-weight="bold" style:font-weight-asian="bold"/>
    </style:style>
    <style:style style:name="P85" style:parent-style-name="Normal" style:family="paragraph">
      <style:paragraph-properties fo:margin-left="-0.0034in" fo:margin-right="0in">
        <style:tab-stops/>
      </style:paragraph-properties>
    </style:style>
    <style:style style:name="P86" style:parent-style-name="Normal" style:family="paragraph">
      <style:paragraph-properties fo:margin-left="-0.0034in" fo:margin-right="0in">
        <style:tab-stops/>
      </style:paragraph-properties>
    </style:style>
    <style:style style:name="P87" style:parent-style-name="Normal" style:family="paragraph">
      <style:paragraph-properties fo:text-align="start" fo:margin-bottom="0.175in" fo:margin-left="-0.0034in" fo:margin-right="0in">
        <style:tab-stops/>
      </style:paragraph-properties>
    </style:style>
    <style:style style:name="T88" style:parent-style-name="Fuentedepárrafopredeter." style:family="text">
      <style:text-properties fo:font-weight="bold" style:font-weight-asian="bold"/>
    </style:style>
    <style:style style:name="P89" style:parent-style-name="Normal" style:family="paragraph">
      <style:paragraph-properties fo:margin-left="0.4916in" fo:margin-right="0in" fo:text-indent="-0.4916in">
        <style:tab-stops/>
      </style:paragraph-properties>
    </style:style>
    <style:style style:name="T90" style:parent-style-name="Fuentedepárrafopredeter." style:family="text">
      <style:text-properties fo:font-weight="bold" style:font-weight-asian="bold"/>
    </style:style>
    <style:style style:name="P91" style:parent-style-name="Normal" style:family="paragraph">
      <style:paragraph-properties fo:text-align="start" fo:margin-bottom="0.175in" fo:margin-left="-0.0034in" fo:margin-right="0in">
        <style:tab-stops/>
      </style:paragraph-properties>
    </style:style>
    <style:style style:name="T92" style:parent-style-name="Fuentedepárrafopredeter." style:family="text">
      <style:text-properties fo:font-weight="bold" style:font-weight-asian="bold"/>
    </style:style>
    <style:style style:name="P93" style:parent-style-name="Normal" style:family="paragraph">
      <style:paragraph-properties fo:margin-left="-0.0034in" fo:margin-right="0in">
        <style:tab-stops/>
      </style:paragraph-properties>
    </style:style>
    <style:style style:name="T94" style:parent-style-name="Fuentedepárrafopredeter." style:family="text">
      <style:text-properties fo:font-weight="bold" style:font-weight-asian="bold"/>
    </style:style>
    <style:style style:name="T95" style:parent-style-name="Fuentedepárrafopredeter." style:family="text">
      <style:text-properties fo:font-weight="bold" style:font-weight-asian="bold"/>
    </style:style>
    <style:style style:name="P96" style:parent-style-name="Normal" style:family="paragraph">
      <style:paragraph-properties fo:text-align="start" fo:margin-bottom="0.175in" fo:margin-left="-0.0034in" fo:margin-right="0in">
        <style:tab-stops/>
      </style:paragraph-properties>
    </style:style>
    <style:style style:name="T97" style:parent-style-name="Fuentedepárrafopredeter." style:family="text">
      <style:text-properties fo:font-weight="bold" style:font-weight-asian="bold"/>
    </style:style>
    <style:style style:name="P98" style:parent-style-name="Normal" style:family="paragraph">
      <style:paragraph-properties fo:margin-left="-0.0034in" fo:margin-right="0in">
        <style:tab-stops/>
      </style:paragraph-properties>
    </style:style>
    <style:style style:name="P99" style:parent-style-name="Normal" style:family="paragraph">
      <style:paragraph-properties fo:margin-left="-0.0034in" fo:margin-right="0in">
        <style:tab-stops/>
      </style:paragraph-properties>
    </style:style>
    <style:style style:name="P100" style:parent-style-name="Normal" style:family="paragraph">
      <style:paragraph-properties fo:margin-left="-0.0034in" fo:margin-right="0in">
        <style:tab-stops/>
      </style:paragraph-properties>
    </style:style>
    <style:style style:name="P101" style:parent-style-name="Normal" style:family="paragraph">
      <style:paragraph-properties fo:text-align="start" fo:margin-bottom="0.175in" fo:margin-left="-0.0034in" fo:margin-right="0in">
        <style:tab-stops/>
      </style:paragraph-properties>
    </style:style>
    <style:style style:name="T102" style:parent-style-name="Fuentedepárrafopredeter." style:family="text">
      <style:text-properties fo:font-weight="bold" style:font-weight-asian="bold"/>
    </style:style>
    <style:style style:name="P103" style:parent-style-name="Normal" style:family="paragraph">
      <style:paragraph-properties fo:margin-left="-0.0034in" fo:margin-right="0in">
        <style:tab-stops/>
      </style:paragraph-properties>
    </style:style>
    <style:style style:name="P104" style:parent-style-name="Normal" style:family="paragraph">
      <style:paragraph-properties fo:margin-left="-0.0034in" fo:margin-right="0in">
        <style:tab-stops/>
      </style:paragraph-properties>
    </style:style>
    <style:style style:name="P105" style:parent-style-name="Normal" style:family="paragraph">
      <style:paragraph-properties fo:margin-left="-0.0034in" fo:margin-right="0in">
        <style:tab-stops/>
      </style:paragraph-properties>
    </style:style>
    <style:style style:name="P106" style:parent-style-name="Normal" style:family="paragraph">
      <style:paragraph-properties fo:text-align="start" fo:margin-bottom="0.175in" fo:margin-left="-0.0034in" fo:margin-right="0in">
        <style:tab-stops/>
      </style:paragraph-properties>
    </style:style>
    <style:style style:name="T107" style:parent-style-name="Fuentedepárrafopredeter." style:family="text">
      <style:text-properties fo:font-weight="bold" style:font-weight-asian="bold"/>
    </style:style>
    <style:style style:name="T108" style:parent-style-name="Fuentedepárrafopredeter." style:family="text">
      <style:text-properties fo:font-weight="bold" style:font-weight-asian="bold"/>
    </style:style>
    <style:style style:name="P109" style:parent-style-name="Normal" style:family="paragraph">
      <style:paragraph-properties fo:margin-left="-0.0034in" fo:margin-right="0in">
        <style:tab-stops/>
      </style:paragraph-properties>
    </style:style>
    <style:style style:name="P110" style:parent-style-name="Normal" style:family="paragraph">
      <style:paragraph-properties fo:margin-left="-0.0034in" fo:margin-right="0in">
        <style:tab-stops/>
      </style:paragraph-properties>
    </style:style>
    <style:style style:name="P111" style:parent-style-name="Normal" style:family="paragraph">
      <style:paragraph-properties fo:text-align="start" fo:margin-bottom="0.1777in" fo:line-height="106%" fo:margin-left="0in" fo:margin-right="0in" fo:text-indent="0in">
        <style:tab-stops/>
      </style:paragraph-properties>
    </style:style>
    <style:style style:name="P112" style:parent-style-name="Normal" style:family="paragraph">
      <style:paragraph-properties fo:text-align="start" fo:margin-bottom="0.1798in" fo:line-height="106%" fo:margin-left="0in" fo:margin-right="0in" fo:text-indent="0in">
        <style:tab-stops/>
      </style:paragraph-properties>
    </style:style>
    <style:style style:name="P113" style:parent-style-name="Normal" style:family="paragraph">
      <style:paragraph-properties fo:text-align="start" fo:margin-bottom="0.1777in" fo:line-height="106%" fo:margin-left="0in" fo:margin-right="0in" fo:text-indent="0in">
        <style:tab-stops/>
      </style:paragraph-properties>
    </style:style>
    <style:style style:name="P114" style:parent-style-name="Normal" style:family="paragraph">
      <style:paragraph-properties fo:text-align="start" fo:margin-bottom="0.1777in" fo:line-height="106%" fo:margin-left="0in" fo:margin-right="0in" fo:text-indent="0in">
        <style:tab-stops/>
      </style:paragraph-properties>
    </style:style>
    <style:style style:name="P115" style:parent-style-name="Normal" style:family="paragraph">
      <style:paragraph-properties fo:text-align="start" fo:margin-bottom="0.1777in" fo:line-height="106%" fo:margin-left="0in" fo:margin-right="0in" fo:text-indent="0in">
        <style:tab-stops/>
      </style:paragraph-properties>
    </style:style>
    <style:style style:name="P116" style:parent-style-name="Normal" style:family="paragraph">
      <style:paragraph-properties fo:text-align="start" fo:margin-bottom="0.1798in" fo:line-height="106%" fo:margin-left="0in" fo:margin-right="0in" fo:text-indent="0in">
        <style:tab-stops/>
      </style:paragraph-properties>
    </style:style>
    <style:style style:name="P117" style:parent-style-name="Normal" style:family="paragraph">
      <style:paragraph-properties fo:text-align="start" fo:margin-bottom="0.1777in" fo:line-height="106%" fo:margin-left="0in" fo:margin-right="0in" fo:text-indent="0in">
        <style:tab-stops/>
      </style:paragraph-properties>
    </style:style>
    <style:style style:name="P118" style:parent-style-name="Normal" style:family="paragraph">
      <style:paragraph-properties fo:text-align="start" fo:margin-bottom="0.1777in" fo:line-height="106%" fo:margin-left="0in" fo:margin-right="0in" fo:text-indent="0in">
        <style:tab-stops/>
      </style:paragraph-properties>
    </style:style>
    <style:style style:name="P119" style:parent-style-name="Normal" style:family="paragraph">
      <style:paragraph-properties fo:text-align="start" fo:margin-bottom="0.1777in" fo:line-height="106%" fo:margin-left="0in" fo:margin-right="0in" fo:text-indent="0in">
        <style:tab-stops/>
      </style:paragraph-properties>
    </style:style>
    <style:style style:name="P120" style:parent-style-name="Normal" style:family="paragraph">
      <style:paragraph-properties fo:text-align="start" fo:margin-bottom="0in" fo:line-height="106%" fo:margin-left="0in" fo:margin-right="0in" fo:text-indent="0in">
        <style:tab-stops/>
      </style:paragraph-properties>
    </style:style>
  </office:automatic-styles>
  <office:body>
    <office:text text:use-soft-page-breaks="true">
      <text:p text:style-name="P1"><text:span text:style-name="T2">AVISO LEGAL - CONDICIONES GENERALES DE USO</text:span></text:p>
      <text:p text:style-name="P3">Aviso Legal y Condiciones de Uso que regulan el acceso, navegación y uso del Portal de Internet del Ayuntamiento de Madrid (en adelante, “el Ayuntamiento”) ubicada en la URL<text:s/>www.recetApp.es (en adelante, el “Portal Web”).<text:s/></text:p>
      <text:p text:style-name="P4">Este Portal Web cumple con lo establecido en el artículo 39 de la Ley 40/2015, de 1 de octubre, de Régimen Jurídico del Sector Público.<text:s/></text:p>
      <text:p text:style-name="P5"><text:span text:style-name="T6">Artículo 39. <text:s text:c="2"/>Portal de internet.<text:s/></text:span></text:p>
      <text:p text:style-name="P7"><text:span text:style-name="T8">Se entiende por portal de internet</text:span><text:span text:style-name="T9"><text:s/>el punto de acceso electrónico cuya titularidad corresponda a una Administración Pública, organismo público o entidad de Derecho Público que permite el acceso a través de internet a la información publicada y, en su caso, a la sede electrónica correspondi</text:span><text:span text:style-name="T10">ente.</text:span><text:s/></text:p>
      <text:p text:style-name="P11">Se entenderá por Usuario a toda persona que acceda, navegue, utilice o participe en los servicios y actividades desarrolladas en el Portal Web.<text:s/></text:p>
      <text:p text:style-name="P12">El acceso, navegación y utilización de este Portal Web implica por parte del Usuario la aceptación expresa, inequívoca y sin reservas de todos los términos de las presentes Condiciones Generales de uso del Portal Web. <text:s/></text:p>
      <text:p text:style-name="P13"><text:span text:style-name="T14">DATOS DE LA ENTIDAD TITULAR DEL PORTAL WEB<text:s/></text:span></text:p>
      <text:p text:style-name="P15">La titularidad del Portal Web www.recetApp.com<text:s/>pertenece a:<text:s/></text:p>
      <text:p text:style-name="P16"><text:span text:style-name="T17">Razón Social:<text:s/></text:span>Ayuntamiento de Madrid</text:p>
      <text:p text:style-name="P18"><text:span text:style-name="T19">NIF:<text:s/></text:span>P0305900C<text:s/></text:p>
      <text:p text:style-name="P20"><text:span text:style-name="T21">Domicilio:<text:s/></text:span>Urbanización, Av. de Montepríncipe, s/n, 28668 Alcorcón, Madrid</text:p>
      <text:p text:style-name="P22"><text:span text:style-name="T23">Teléfono:<text:s/></text:span>914 568 514</text:p>
      <text:p text:style-name="P24"><text:span text:style-name="T25">Correo corporativo:<text:s/></text:span>informatica@recetApp.com<text:s/></text:p>
      <text:p text:style-name="P26"><text:span text:style-name="T27">OBJETO Y ÁMBITO DE APLICACIÓN<text:s/></text:span></text:p>
      <text:p text:style-name="P28">Las presentes Condiciones regulan el acceso a los<text:s/>contenidos y servicios ofrecidos por el Ayuntamiento a través del Portal Web, así como la utilización de los mismos por parte de los usuarios. <text:s/></text:p>
      <text:p text:style-name="P29">El Ayuntamiento se reserva el derecho a modificar la configuración, presentación y contenido del Portal Web, así como también las condiciones requeridas para su acceso y/o utilización. <text:s/></text:p>
      <text:p text:style-name="P30"><text:span text:style-name="T31">ACCESO<text:s/></text:span></text:p>
      <text:soft-page-break/>
      <text:p text:style-name="P32">El acceso a los contenidos y la utilización de los servicios proporcionados por www.recetApp.com<text:s/>tiene carácter gratuito, estando sujeto a las Condiciones Generales de uso<text:s/>de los contenidos del Portal Web contenidas en este Aviso Legal.<text:span text:style-name="T33"><text:s/></text:span></text:p>
      <text:p text:style-name="P34">El acceso y navegación a través del Portal Web no requiere registro, aun cuando determinados servicios presentes o futuros incluidos en el mismo pueden requerirlo. En caso de acceder a la Sede Electrónica para realizar alguna transacción a través de la misma, su identificación y (en su caso) firma electrónica serán requeridas.<text:span text:style-name="T35"><text:s/></text:span></text:p>
      <text:p text:style-name="P36"><text:span text:style-name="T37">DERECHOS DE PROPIEDAD INTELECTUAL E INDUSTRIAL<text:s/></text:span></text:p>
      <text:p text:style-name="P38">El presente Portal Web se rige por las leyes españolas y por la legislación nacional e internacional sobre propiedad intelectual e industrial. <text:s/></text:p>
      <text:p text:style-name="P39">En ningún caso se entenderá que el acceso y navegación del Usuario por el Portal Web o la utilización de los servicios ofertados a través del Portal Web, implique una renuncia, transmisión, licencia o cesión total ni parcial de dichos derechos por parte del Ayuntamiento. <text:s/></text:p>
      <text:p text:style-name="P40">Las referencias a nombres y marcas comerciales o registradas, logotipos u otros signos distintivos, ya sean titularidad del Ayuntamiento o de terceras Empresas<text:s/>u Organismos, llevan implícitas la prohibición sobre su uso sin el consentimiento del Ayuntamiento o de sus legítimos propietarios. Quedan reservados todos los derechos de Propiedad Intelectual e Industrial sobre los contenidos y/o servicios incluidos en el Portal Web.<text:s/></text:p>
      <text:p text:style-name="P41"><text:span text:style-name="T42">UTILIZACIÓN DEL PORTAL WEB<text:s/></text:span></text:p>
      <text:p text:style-name="P43">El Usuario se compromete a utilizar el Portal Web de conformidad con la Ley y con las presentes Condiciones Generales. <text:s/></text:p>
      <text:p text:style-name="P44">El Usuario se obliga asimismo a abstenerse de utilizar el Portal Web con fines o efectos ilícitos, ilegales o contrarios a lo establecido en estas Condiciones Generales. <text:s/></text:p>
      <text:p text:style-name="P45">Al utilizar los servicios, el Usuario manifiesta su conformidad con estas Condiciones Generales, comprometiéndose a no transmitir, difundir o poner a disposición de terceros a<text:s/>través de los servicios proporcionados por www.recetApp.com<text:s/>cualquier clase de material que de cualquier forma contravenga la legislación vigente. En particular, y a título meramente indicativo y no exhaustivo, el Usuario se compromete a no captar datos con finalidad publicitaria, a no enviar ningún tipo de publicidad online ni cadenas de mensajes y a no transmitir, difundir o poner a disposición de terceros a través de los servicios proporcionados por www.recetApp.com<text:s/>cualquier clase contenidos que, entre otros:<text:s/></text:p>
      <text:list text:style-name="LFO1" text:continue-numbering="true">
        <text:list-item>
          <text:p text:style-name="P46">Incumplan la normativa sobre protección de datos personales y garantía de derechos digitales.<text:s/></text:p>
        </text:list-item>
        <text:list-item>
          <text:p text:style-name="P47">Incurran en actividades ilícitas o ilegales que, de cualquier forma, atenten contra los derechos fundamentales y libertades públicas reconocidas constitucionalmente y en el resto del ordenamiento jurídico.<text:s/></text:p>
        </text:list-item>
        <text:list-item>
          <text:p text:style-name="P48">Induzcan, inciten o promuevan actuaciones delictivas, denigratorias, difamatorias, violentas o discriminatorias. <text:s/></text:p>
        </text:list-item>
        <text:list-item>
          <text:p text:style-name="P49">Incorporen mensajes delictivos, violentos o degradantes.<text:s/></text:p>
        </text:list-item>
        <text:list-item>
          <text:p text:style-name="P50">Sean contrarios al<text:s/>derecho al honor, a la intimidad personal y familiar o a la propia imagen de las personas.<text:s/></text:p>
        </text:list-item>
        <text:list-item>
          <text:p text:style-name="P51">Infrinjan la normativa sobre secreto de las comunicaciones.<text:s/></text:p>
        </text:list-item>
        <text:list-item>
          <text:p text:style-name="P52">Provoquen por sus características (como formato, extensión, etc.) dificultades en el normal funcionamiento del Portal Web.<text:s/><text:span text:style-name="T53">UTILIZACIÓN DE BLOG<text:s/></text:span></text:p>
        </text:list-item>
      </text:list>
      <text:p text:style-name="P54">El Usuario podrá publicar comentarios en el Blog del Portal Web (si estuviera disponible) indicando al efecto su nombre, apellidos y dirección de correo electrónico y, en este sentido, queda informado de que sus comentarios, junto con los datos identificativos que aporte, podrán ser publicados en el Blog. <text:s/></text:p>
      <text:p text:style-name="P55">El Usuario se compromete a no publicar ningún comentario que pudiese contravenir los aspectos señalados en el apartado “UTILIZACIÓN DEL PORTAL WEB” del<text:s/>presente Aviso Legal y será exclusivamente responsable de los comentarios que publique, así como de sus interacciones con el resto de los usuarios, eximiendo al Ayuntamiento de cualquier responsabilidad al respecto. <text:s/></text:p>
      <text:p text:style-name="P56">El Ayuntamiento se reserva la facultad<text:s/>de denegar la publicación, o retirar, cualquier comentario o contenido que pudiese vulnerar lo establecido en el presente Aviso Legal.<text:s/></text:p>
      <text:p text:style-name="P57"><text:span text:style-name="T58">COMUNICACIONES.<text:s/></text:span></text:p>
      <text:p text:style-name="P59">El Usuario reconoce asumir la responsabilidad y dejará indemne al Ayuntamiento por cualquier comunicación que suministre personalmente o a su nombre, alcanzando dicha responsabilidad sin restricción alguna la exactitud, legalidad, originalidad y titularidad de la misma.<text:s/></text:p>
      <text:p text:style-name="P60"><text:span text:style-name="T61">RESPONSABILIDADES Y GARANTÍAS.<text:s/></text:span></text:p>
      <text:p text:style-name="P62">Debido a las características de un Portal Web y las dependencias tecnológicas (internas y externas) que lo condicionan, el Ayuntamiento no puede garantizar ni hacerse responsable de: <text:s/></text:p>
      <text:p text:style-name="P63">(1). La continuidad de los contenidos del Portal Web.<text:s/></text:p>
      <text:p text:style-name="P64">(2). La ausencia de errores en dichos contenidos o productos.<text:s/></text:p>
      <text:p text:style-name="P65">(3). La<text:s/>invulnerabilidad del Portal Web y/o la inexpugnabilidad de las medidas de seguridad que se adopten en el mismo.<text:s/></text:p>
      <text:p text:style-name="P66">(4). La ausencia de virus y/o demás componentes dañinos en el Portal Web o en el servidor que lo suministra.<text:s/></text:p>
      <text:p text:style-name="P67">(5). Los daños o perjuicios que<text:s/>cause, a sí mismo o a un tercero, cualquier persona que infringiera las condiciones, normas e instrucciones que el Ayuntamiento establece en el Portal Web o a través de la vulneración de los sistemas de seguridad del Portal Web.<text:s/></text:p>
      <text:p text:style-name="P68">El<text:s/>Ayuntamiento declara que adopta, mantiene y evoluciona las medidas apropiadas, dentro de sus posibilidades y del estado de la tecnología, para mantener la disponibilidad del Portal Web, proteger la integridad de sus contenidos y evitar la existencia y transmisión de virus y demás componentes dañinos a los Usuarios, todo ello dentro del marco de la legislación vigente en cada momento, principalmente Esquema Nacional de<text:s/><text:soft-page-break/>Seguridad, Ley Orgánica de Protección de Datos Personales y Garantía de Derechos Digitales<text:s/>y sus desarrollos.<text:s/></text:p>
      <text:p text:style-name="P69">Si el Usuario tuviera conocimiento de la existencia de algún contenido ilícito, ilegal, contrario a las leyes o que pudiera suponer una infracción de derechos de propiedad intelectual y/o industrial, deberá notificarlo inmediatamente a<text:s/>el Ayuntamiento para que ésta pueda proceder a la adopción de las medidas oportunas.<text:s/></text:p>
      <text:p text:style-name="P70"><text:span text:style-name="T71">ENLACES A OTRAS PÁGINAS WEB.<text:s/></text:span></text:p>
      <text:p text:style-name="P72">El Portal Web puede contener enlaces a otras páginas Web mediante diferentes botones, links, banners, etc., los cuales podrían ser gestionados por terceros. El Ayuntamiento no tiene facultad ni medios para conocer, controlar ni aprobar toda la información, contenidos, productos o servicios facilitados por otros sitios Web a los que se puedan establecer enlaces desde su Portal Web. <text:s/></text:p>
      <text:p text:style-name="P73">En consecuencia, el Ayuntamiento no asumirá ningún tipo de responsabilidad por cualquier aspecto relativo a las páginas Web a las que se pudiera establecer un enlace desde el Portal Web, en concreto y entre otros, sobre su funcionamiento, acceso, datos, información, archivos, calidad y fiabilidad de sus productos y servicios, sus propios enlaces y/o cualquiera de sus contenidos, en general. <text:s/></text:p>
      <text:p text:style-name="P74">En este sentido, si los Usuarios tuvieran conocimiento efectivo de la ilicitud de actividades desarrolladas a través de estas<text:s/>páginas Web de terceros, deberán comunicarlo inmediatamente al Ayuntamiento a los efectos de que se proceda a deshabilitar el enlace de acceso a la misma.<text:s/></text:p>
      <text:p text:style-name="P75">El establecimiento de cualquier tipo de enlace desde el Portal Web a otro sitio web ajeno no implicará que exista algún tipo de relación, colaboración o dependencia entre el Ayuntamiento y el responsable del sitio web ajeno.<text:s/></text:p>
      <text:p text:style-name="P76"><text:span text:style-name="T77">ENLACES EN OTRAS PÁGINAS WEB CON DESTINO AL PORTAL WEB DEL AYUNTAMIENTO.<text:s/></text:span></text:p>
      <text:p text:style-name="P78">Si cualquier Usuario, Entidad o Sitio Web deseara establecer algún tipo de enlace con destino al Portal Web deberá atenerse a las siguientes estipulaciones: <text:s/></text:p>
      <text:p text:style-name="P79">(1). El enlace solamente se podrá dirigir a la Página Principal o Home del Portal Web, salvo autorización expresa y por escrito del Ayuntamiento.<text:s/></text:p>
      <text:p text:style-name="P80">(2).<text:s/>En la página que establece el enlace no se podrá declarar de ninguna manera que el Ayuntamiento ha autorizado tal enlace, salvo que el Ayuntamiento lo haya hecho expresamente y por escrito. <text:s/></text:p>
      <text:p text:style-name="P81">(3). El Ayuntamiento no autoriza el establecimiento de un enlace<text:s/>al Portal Web desde aquellas páginas Web que contengan materiales, información o contenidos ilícitos, ilegales, degradantes, obscenos, y en general, que contravengan el orden público y/o las normas sociales generalmente aceptadas.<text:s/></text:p>
      <text:p text:style-name="P82">El Ayuntamiento no tiene facultad ni medios para conocer, controlar ni aprobar toda la información, contenidos, productos o servicios facilitados por otros sitios Web que tengan establecidos enlaces con destino al Portal Web. Por tanto, el Ayuntamiento no<text:s/><text:soft-page-break/>asume ningún tipo de responsabilidad por cualquier aspecto relativo al Sitio Web que establece ese enlace con destino al Portal Web.<text:s/></text:p>
      <text:p text:style-name="P83"><text:span text:style-name="T84">REDES SOCIALES.<text:s/></text:span></text:p>
      <text:p text:style-name="P85">El Ayuntamiento puede estar presente, actualmente o en el futuro, en las redes sociales donde considere oportuno establecer presencia. El Ayuntamiento, como administrador de sus instancias propias en dichas redes, podrá decidir la no publicación y/o el borrado de cualquier contenido publicado en las mismas.<text:s/></text:p>
      <text:p text:style-name="P86">En cualquier caso, el Usuario es el único responsable de los contenidos que publique en las redes sociales del Ayuntamiento, siendo plenamente aplicable a las redes sociales los preceptos especificados en el capítulo UTILIZACIÓN DEL PORTAL WEB en este mismo documento.<text:s/></text:p>
      <text:p text:style-name="P87"><text:span text:style-name="T88">POLÍTICA DE COOKIES.<text:s/></text:span></text:p>
      <text:p text:style-name="P89">La Política de cookies de www.recetApp.com<text:s/>queda determinada por lo establecido en el documento de<text:s/><text:span text:style-name="T90">POLÍTICA DE COOKIES</text:span>.<text:s/></text:p>
      <text:p text:style-name="P91"><text:span text:style-name="T92">POLÍTICA DE PRIVACIDAD</text:span>.<text:s/></text:p>
      <text:p text:style-name="P93">La Política de privacidad de www.crevillent.es queda determinada por lo establecido en el documento<text:s/><text:span text:style-name="T94">PROTECCIÓN DE DATOS DE CARÁCTER PERSONAL Y SEGU</text:span><text:span text:style-name="T95">RIDAD DE LA INFORMACIÓN</text:span>, la cual se atendrá en todo momento a lo requerido en la legislación vigente en materia de protección de datos personales y garantía de derechos digitales.<text:s/></text:p>
      <text:p text:style-name="P96"><text:span text:style-name="T97">DURACIÓN Y MODIFICACIÓN</text:span>.<text:s/></text:p>
      <text:p text:style-name="P98">El Ayuntamiento podrá modificar los términos y condiciones aquí estipuladas, total o parcialmente, publicando cualquier cambio en la misma forma en que aparece este Aviso legal o a través de cualquier tipo de comunicación dirigida a los Usuarios. <text:s/></text:p>
      <text:p text:style-name="P99">La vigencia temporal de este Aviso legal, por tanto, no<text:s/>se establece en un periodo concreto de tiempo. Sólo el contenido presente en un momento determinado, salvo indicación expresa de su pérdida de vigencia, constituye el contenido vigente de este Aviso legal. <text:s/></text:p>
      <text:p text:style-name="P100">Con independencia de lo dispuesto en las<text:s/>condiciones particulares (si existieran), el Ayuntamiento podrá dar por terminado, suspender o interrumpir, en cualquier momento y sin necesidad de preaviso, el acceso a los contenidos del Portal Web, sin posibilidad por parte del Usuario de exigir reparación alguna.<text:s/></text:p>
      <text:p text:style-name="P101"><text:span text:style-name="T102">GENERALIDADES</text:span>.<text:s/></text:p>
      <text:p text:style-name="P103">En caso de existir discrepancia entre lo establecido en este Aviso Legal y las condiciones particulares de cada servicio específico (si existieran), prevalecerá lo dispuesto en éstas últimas. <text:s/></text:p>
      <text:soft-page-break/>
      <text:p text:style-name="P104">En el caso de que cualquier disposición o disposiciones de este Aviso Legal fuera(n) considerada(s) nula(s) o inaplicable(s), en su totalidad o en parte, por cualquier Juzgado, Tribunal u órgano administrativo competente, dicha nulidad o inaplicación no afectará a las otras disposiciones<text:s/>del Aviso Legal. <text:s/></text:p>
      <text:p text:style-name="P105">El no ejercicio o ejecución por parte del Ayuntamiento de cualquier derecho o disposición contenida en este Aviso Legal no constituirá una renuncia al mismo, salvo reconocimiento y acuerdo por escrito por su parte.<text:s/></text:p>
      <text:p text:style-name="P106"><text:span text:style-name="T107">LEGISLACIÓN Y JURISDI</text:span><text:span text:style-name="T108">CCIÓN APLICABLE</text:span>.<text:s/></text:p>
      <text:p text:style-name="P109">Las relaciones establecidas entre el Ayuntamiento y el Usuario se regirán por lo dispuesto en la normativa española vigente. <text:s/></text:p>
      <text:p text:style-name="P110">El Ayuntamiento y el Usuario, con renuncia expresa a cualquier otro fuero que pudiera corresponderles, someterán cualesquiera controversias y/o litigios al conocimiento de los Juzgados y Tribunales de la ciudad de<text:s/>Madrid.<text:s/></text:p>
      <text:p text:style-name="P111"><text:s/></text:p>
      <text:p text:style-name="P112"><text:s/></text:p>
      <text:p text:style-name="P113"><text:s/></text:p>
      <text:p text:style-name="P114"><text:s/></text:p>
      <text:p text:style-name="P115"><text:s/></text:p>
      <text:p text:style-name="P116"><text:s/></text:p>
      <text:p text:style-name="P117"><text:s/></text:p>
      <text:p text:style-name="P118"><text:s/></text:p>
      <text:p text:style-name="P119"><text:s/></text:p>
      <text:p text:style-name="P120"><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paragraph-properties fo:text-align="justify" fo:margin-bottom="0.1715in" fo:line-height="110%" fo:margin-left="0.0069in" fo:margin-right="0.0048in" fo:text-indent="-0.0069in">
        <style:tab-stops/>
      </style:paragraph-properties>
      <style:text-properties style:font-name="Arial" style:font-name-asian="Arial" style:font-name-complex="Arial" fo:color="#000000"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458in"/>
          <style:tab-stop style:type="right" style:position="5.8986in"/>
        </style:tab-stops>
      </style:paragraph-properties>
      <style:text-properties fo:hyphenate="false"/>
    </style:style>
    <style:style style:name="EncabezadoCar" style:display-name="Encabezado Car" style:family="text" style:parent-style-name="Fuentedepárrafopredeter.">
      <style:text-properties style:font-name="Arial" style:font-name-asian="Arial" style:font-name-complex="Arial" fo:color="#000000"/>
    </style:style>
    <style:style style:name="Piedepágina" style:display-name="Pie de página" style:family="paragraph" style:parent-style-name="Normal">
      <style:paragraph-properties fo:margin-bottom="0in" fo:line-height="100%">
        <style:tab-stops>
          <style:tab-stop style:type="center" style:position="2.9458in"/>
          <style:tab-stop style:type="right" style:position="5.8986in"/>
        </style:tab-stops>
      </style:paragraph-properties>
      <style:text-properties fo:hyphenate="false"/>
    </style:style>
    <style:style style:name="PiedepáginaCar" style:display-name="Pie de página Car" style:family="text" style:parent-style-name="Fuentedepárrafopredeter.">
      <style:text-properties style:font-name="Arial" style:font-name-asian="Arial" style:font-name-complex="Arial"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Segoe UI Symbo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8in" fo:page-height="11.693in" style:print-orientation="portrait" fo:margin-top="0.9847in" fo:margin-left="1.1819in" fo:margin-bottom="1.0312in" fo:margin-right="1.176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Gema Berenguer Candela</meta:initial-creator>
    <dc:creator>José Manuel Martinez Sanchez</dc:creator>
    <meta:creation-date>2020-11-17T17:35:00Z</meta:creation-date>
    <dc:date>2020-11-17T22:57:00Z</dc:date>
    <meta:template xlink:href="Normal" xlink:type="simple"/>
    <meta:editing-cycles>3</meta:editing-cycles>
    <meta:editing-duration>PT780S</meta:editing-duration>
    <meta:document-statistic meta:page-count="6" meta:paragraph-count="27" meta:word-count="2091" meta:character-count="13568" meta:row-count="95" meta:non-whitespace-character-count="11504"/>
  </office:meta>
</office:document-meta>
</file>